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338e" officeooo:paragraph-rsid="000633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&lt;unistd.h&gt;</text:p>
      <text:p text:style-name="P1">#include&lt;sys/types.h&gt;</text:p>
      <text:p text:style-name="P1">#include&lt;errno.h&gt;</text:p>
      <text:p text:style-name="P1">#include&lt;stdio.h&gt;</text:p>
      <text:p text:style-name="P1">#include&lt;sys/wait.h&gt;</text:p>
      <text:p text:style-name="P1">#include&lt;stdlib.h&gt;</text:p>
      <text:p text:style-name="P1"></text:p>
      <text:p text:style-name="P1">int global;</text:p>
      <text:p text:style-name="P1">int main()</text:p>
      <text:p text:style-name="P1">{</text:p>
      <text:p text:style-name="P1">pid_t child_pid;</text:p>
      <text:p text:style-name="P1">int status;</text:p>
      <text:p text:style-name="P1">int local=0;</text:p>
      <text:p text:style-name="P1">child_pid=fork();</text:p>
      <text:p text:style-name="P1">if(child_pid &gt;=0)</text:p>
      <text:p text:style-name="P1"><text:tab/>{</text:p>
      <text:p text:style-name="P1"><text:tab/><text:tab/>if(child_pid ==0)</text:p>
      <text:p text:style-name="P1"><text:tab/><text:tab/>{</text:p>
      <text:p text:style-name="P1"><text:tab/><text:tab/>printf("\n Child: I am a new born process!\n\n");</text:p>
      <text:p text:style-name="P1"><text:tab/><text:tab/>printf("Child Pid == %d, Parent pid = %d\n",getpid(),getppid());</text:p>
      <text:p text:style-name="P1"><text:tab/><text:tab/>local++;</text:p>
      <text:p text:style-name="P1"><text:tab/><text:tab/>global++;<text:tab/></text:p>
      <text:p text:style-name="P1"><text:tab/><text:tab/>printf("\n Child's Local= %d,Child's Global=%d\n",local,global);</text:p>
      <text:p text:style-name="P1"><text:tab/><text:tab/>printf("Child:I will sleep 3 Seconds and then execute -date - command \n\n");</text:p>
      <text:p text:style-name="P1"><text:tab/><text:tab/>sleep(3);</text:p>
      <text:p text:style-name="P1"><text:tab/><text:tab/>execl("/bin/date","date",0,0);</text:p>
      <text:p text:style-name="P1"><text:tab/><text:tab/>printf("Child: Now i woke up and executing date command \n\n");</text:p>
      <text:p text:style-name="P1"><text:tab/><text:tab/>char *cmd[]={"whoami",(char*)0};</text:p>
      <text:p text:style-name="P1"><text:tab/><text:tab/>execv("/usr/bin",cmd);</text:p>
      <text:p text:style-name="P1"><text:tab/><text:tab/>}</text:p>
      <text:p text:style-name="P1"><text:tab/><text:tab/>else</text:p>
      <text:p text:style-name="P1"><text:tab/><text:tab/>{</text:p>
      <text:p text:style-name="P1"><text:tab/><text:tab/>printf("\n Parent: I created a child process \n\n");</text:p>
      <text:p text:style-name="P1"><text:tab/><text:tab/>printf("Parent Pid=%d ,Child Pid=%d\n",getpid(),child_pid);</text:p>
      <text:p text:style-name="P1"><text:tab/><text:tab/>wait(&amp;status);</text:p>
      <text:p text:style-name="P1"><text:tab/><text:tab/>printf("Child exit code= %d\n",WEXITSTATUS(status));</text:p>
      <text:p text:style-name="P1"><text:tab/><text:tab/>printf("\n Parent local=%d, Parents global=%d\n ",local,global);</text:p>
      <text:p text:style-name="P1"><text:tab/><text:tab/>printf("\n Parent:my child is dead,I am going to leave \n \n");</text:p>
      <text:p text:style-name="P1"><text:tab/><text:tab/>printf("bye.....\n");</text:p>
      <text:p text:style-name="P1"><text:tab/><text:tab/>exit(0);</text:p>
      <text:p text:style-name="P1"><text:tab/><text:tab/>}</text:p>
      <text:p text:style-name="P1"><text:tab/>}</text:p>
      <text:p text:style-name="P1">else</text:p>
      <text:p text:style-name="P1"><text:tab/>{</text:p>
      <text:p text:style-name="P1"><text:tab/>perror("fork");</text:p>
      <text:p text:style-name="P1"><text:tab/>exit(0);<text:tab/></text:p>
      <text:p text:style-name="P1"><text:tab/>}</text:p>
      <text:p text:style-name="P1"></text:p>
      <text:p text:style-name="P1">}</text:p>
      <text:p text:style-name="P1"></text:p>
      <text:p text:style-name="P1"></text:p>
      <text:p text:style-name="P1"></text:p>
      <text:p text:style-name="P1"><text:soft-page-break/></text:p>
      <text:p text:style-name="P1">/*</text:p>
      <text:p text:style-name="P1">student@student-OptiPlex-3020:~$ gcc calls.c</text:p>
      <text:p text:style-name="P1">calls.c: In function ‘main’:</text:p>
      <text:p text:style-name="P1">calls.c:26:3: warning: missing sentinel in function call [-Wformat=]</text:p>
      <text:p text:style-name="P1"><text:s text:c="3"/>execl("/bin/date","date",0,0);</text:p>
      <text:p text:style-name="P1"><text:s text:c="3"/>^</text:p>
      <text:p text:style-name="P1">student@student-OptiPlex-3020:~$ ./a.out</text:p>
      <text:p text:style-name="P1"></text:p>
      <text:p text:style-name="P1"><text:s/>Parent: I created a child process </text:p>
      <text:p text:style-name="P1"></text:p>
      <text:p text:style-name="P1">Parent Pid=7091 ,Child Pid=7092</text:p>
      <text:p text:style-name="P1"></text:p>
      <text:p text:style-name="P1"><text:s/>Child: I am a new born process!</text:p>
      <text:p text:style-name="P1"></text:p>
      <text:p text:style-name="P1">Child Pid == 7092, Parent pid = 7091</text:p>
      <text:p text:style-name="P1"></text:p>
      <text:p text:style-name="P1"><text:s/>Child's Local= 1,Child's Global=1</text:p>
      <text:p text:style-name="P1">Child:I will sleep 3 Seconds and then execute -date - command </text:p>
      <text:p text:style-name="P1"></text:p>
      <text:p text:style-name="P1">Tue Apr 10 13:29:49 IST 2018</text:p>
      <text:p text:style-name="P1">Child exit code= 0</text:p>
      <text:p text:style-name="P1"></text:p>
      <text:p text:style-name="P1"><text:s/>Parent local=0, Parents global=0</text:p>
      <text:p text:style-name="P1"><text:s/></text:p>
      <text:p text:style-name="P1"><text:s/>Parent:my child is dead,I am going to leave </text:p>
      <text:p text:style-name="P1"><text:s/></text:p>
      <text:p text:style-name="P1">bye.....</text:p>
      <text:p text:style-name="P1">*/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09:16:11.144559201</meta:creation-date>
    <dc:date>2018-04-10T09:16:22.777904671</dc:date>
    <meta:editing-duration>P0D</meta:editing-duration>
    <meta:editing-cycles>1</meta:editing-cycles>
    <meta:document-statistic meta:table-count="0" meta:image-count="0" meta:object-count="0" meta:page-count="2" meta:paragraph-count="81" meta:word-count="205" meta:character-count="1747" meta:non-whitespace-character-count="1453"/>
    <meta:generator>LibreOffice/4.2.8.2$Linux_X86_64 LibreOffice_project/420m0$Build-2</meta:generator>
  </office:meta>
</office:document-meta>
</file>